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036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3.687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2.925cm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objectwithoutfill">
      <style:graphic-properties draw:marker-end="Arrow" draw:marker-end-width="0.203cm" draw:fill="none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0.385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style:line-height-at-least="0cm"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64cm" svg:height="2.286cm" svg:x="7.619cm" svg:y="0.111cm">
          <draw:text-box>
            <text:p text:style-name="P1"><text:span text:style-name="T1">source</text:span></text:p>
          </draw:text-box>
        </draw:frame>
        <draw:frame draw:style-name="gr2" draw:text-style-name="P2" draw:layer="layout" svg:width="5.255cm" svg:height="3.937cm" svg:x="18.526cm" svg:y="1cm">
          <draw:text-box>
            <text:p text:style-name="P1"><text:span text:style-name="T1">detector</text:span></text:p>
            <text:p text:style-name="P1"><text:span text:style-name="T1">bob</text:span></text:p>
          </draw:text-box>
        </draw:frame>
        <draw:frame draw:style-name="gr1" draw:text-style-name="P2" draw:layer="layout" svg:width="4.445cm" svg:height="2.286cm" svg:x="12.763cm" svg:y="1.372cm">
          <draw:text-box>
            <text:p text:style-name="P1"><text:span text:style-name="T1">fiber</text:span></text:p>
          </draw:text-box>
        </draw:frame>
        <draw:frame draw:style-name="gr2" draw:text-style-name="P2" draw:layer="layout" svg:width="5.207cm" svg:height="3.937cm" svg:x="1.635cm" svg:y="1cm">
          <draw:text-box>
            <text:p text:style-name="P1"><text:span text:style-name="T1">detector</text:span></text:p>
            <text:p text:style-name="P1"><text:span text:style-name="T1">alice</text:span></text:p>
          </draw:text-box>
        </draw:frame>
        <draw:frame draw:style-name="gr3" draw:text-style-name="P3" draw:layer="layout" svg:width="1.651cm" svg:height="0.645cm" svg:x="7.477cm" svg:y="1.625cm">
          <draw:text-box>
            <text:p><text:span text:style-name="T2">out_a</text:span></text:p>
          </draw:text-box>
        </draw:frame>
        <draw:frame draw:style-name="gr3" draw:text-style-name="P3" draw:layer="layout" svg:width="1.651cm" svg:height="0.645cm" svg:x="10.525cm" svg:y="1.625cm">
          <draw:text-box>
            <text:p><text:span text:style-name="T2">out_b</text:span></text:p>
          </draw:text-box>
        </draw:frame>
        <draw:frame draw:style-name="gr3" draw:text-style-name="P3" draw:layer="layout" svg:width="0.889cm" svg:height="0.645cm" svg:x="6.08cm" svg:y="1.508cm">
          <draw:text-box>
            <text:p><text:span text:style-name="T2">in</text:span></text:p>
          </draw:text-box>
        </draw:frame>
        <draw:frame draw:style-name="gr3" draw:text-style-name="P3" draw:layer="layout" svg:width="1.27cm" svg:height="0.645cm" svg:x="5.572cm" svg:y="3.794cm">
          <draw:text-box>
            <text:p><text:span text:style-name="T2">sync</text:span></text:p>
          </draw:text-box>
        </draw:frame>
        <draw:line draw:style-name="gr4" draw:text-style-name="P1" draw:layer="layout" svg:x1="7.604cm" svg:y1="1.889cm" svg:x2="6.842cm" svg:y2="1.889cm">
          <text:p/>
        </draw:line>
        <draw:line draw:style-name="gr4" draw:text-style-name="P1" draw:layer="layout" svg:x1="11.668cm" svg:y1="2.016cm" svg:x2="12.811cm" svg:y2="2.016cm">
          <text:p/>
        </draw:line>
        <draw:frame draw:style-name="gr3" draw:text-style-name="P3" draw:layer="layout" svg:width="1.651cm" svg:height="0.645cm" svg:x="12.763cm" svg:y="1.752cm">
          <draw:text-box>
            <text:p><text:span text:style-name="T2">in_q</text:span></text:p>
          </draw:text-box>
        </draw:frame>
        <draw:frame draw:style-name="gr3" draw:text-style-name="P3" draw:layer="layout" svg:width="1.651cm" svg:height="0.645cm" svg:x="12.763cm" svg:y="2.905cm">
          <draw:text-box>
            <text:p><text:span text:style-name="T2">in_s</text:span></text:p>
          </draw:text-box>
        </draw:frame>
        <draw:frame draw:style-name="gr5" draw:text-style-name="P3" draw:layer="layout" svg:width="1.397cm" svg:height="0.645cm" svg:x="15.938cm" svg:y="1.752cm">
          <draw:text-box>
            <text:p><text:span text:style-name="T2">out_q</text:span></text:p>
          </draw:text-box>
        </draw:frame>
        <draw:frame draw:style-name="gr5" draw:text-style-name="P3" draw:layer="layout" svg:width="1.397cm" svg:height="0.645cm" svg:x="15.938cm" svg:y="2.778cm">
          <draw:text-box>
            <text:p><text:span text:style-name="T2">out_s</text:span></text:p>
          </draw:text-box>
        </draw:frame>
        <draw:line draw:style-name="gr6" draw:text-style-name="P1" draw:layer="layout" svg:x1="6.842cm" svg:y1="4.175cm" svg:x2="9.715cm" svg:y2="4.175cm">
          <text:p/>
        </draw:line>
        <draw:line draw:style-name="gr6" draw:text-style-name="P1" draw:layer="layout" svg:x1="9.715cm" svg:y1="4.175cm" svg:x2="9.715cm" svg:y2="3.286cm">
          <text:p/>
        </draw:line>
        <draw:line draw:style-name="gr4" draw:text-style-name="P1" draw:layer="layout" svg:x1="9.715cm" svg:y1="3.286cm" svg:x2="12.811cm" svg:y2="3.286cm">
          <text:p/>
        </draw:line>
        <draw:line draw:style-name="gr4" draw:text-style-name="P1" draw:layer="layout" svg:x1="17.208cm" svg:y1="2.016cm" svg:x2="18.526cm" svg:y2="2.016cm">
          <text:p/>
        </draw:line>
        <draw:line draw:style-name="gr6" draw:text-style-name="P1" draw:layer="layout" svg:x1="17.208cm" svg:y1="3.159cm" svg:x2="17.764cm" svg:y2="3.159cm">
          <text:p/>
        </draw:line>
        <draw:line draw:style-name="gr6" draw:text-style-name="P1" draw:layer="layout" svg:x1="17.764cm" svg:y1="3.159cm" svg:x2="17.764cm" svg:y2="4.175cm">
          <text:p/>
        </draw:line>
        <draw:line draw:style-name="gr4" draw:text-style-name="P1" draw:layer="layout" svg:x1="17.764cm" svg:y1="4.175cm" svg:x2="18.526cm" svg:y2="4.175cm">
          <text:p/>
        </draw:line>
        <draw:frame draw:style-name="gr3" draw:text-style-name="P3" draw:layer="layout" svg:width="1.27cm" svg:height="0.645cm" svg:x="18.526cm" svg:y="3.921cm">
          <draw:text-box>
            <text:p><text:span text:style-name="T2">sync</text:span></text:p>
          </draw:text-box>
        </draw:frame>
        <draw:frame draw:style-name="gr3" draw:text-style-name="P3" draw:layer="layout" svg:width="0.889cm" svg:height="0.645cm" svg:x="18.526cm" svg:y="1.752cm">
          <draw:text-box>
            <text:p><text:span text:style-name="T2">in</text:span></text:p>
          </draw:text-box>
        </draw:frame>
        <draw:frame draw:style-name="gr7" draw:text-style-name="P2" draw:layer="layout" svg:width="4.064cm" svg:height="3.175cm" svg:x="10.652cm" svg:y="5.826cm">
          <draw:text-box>
            <text:p text:style-name="P1"><text:span text:style-name="T1">TTM</text:span></text:p>
          </draw:text-box>
        </draw:frame>
        <draw:frame draw:style-name="gr3" draw:text-style-name="P3" draw:layer="layout" svg:width="1.651cm" svg:height="0.645cm" svg:x="10.652cm" svg:y="6.08cm">
          <draw:text-box>
            <text:p><text:span text:style-name="T2">a_H</text:span></text:p>
          </draw:text-box>
        </draw:frame>
        <draw:frame draw:style-name="gr3" draw:text-style-name="P3" draw:layer="layout" svg:width="1.651cm" svg:height="0.645cm" svg:x="10.652cm" svg:y="6.715cm">
          <draw:text-box>
            <text:p><text:span text:style-name="T2">a_V</text:span></text:p>
          </draw:text-box>
        </draw:frame>
        <draw:frame draw:style-name="gr3" draw:text-style-name="P3" draw:layer="layout" svg:width="1.651cm" svg:height="0.645cm" svg:x="10.652cm" svg:y="7.34cm">
          <draw:text-box>
            <text:p><text:span text:style-name="T2">a_P</text:span></text:p>
          </draw:text-box>
        </draw:frame>
        <draw:frame draw:style-name="gr3" draw:text-style-name="P3" draw:layer="layout" svg:width="1.651cm" svg:height="0.645cm" svg:x="10.652cm" svg:y="7.975cm">
          <draw:text-box>
            <text:p><text:span text:style-name="T2">a_M</text:span></text:p>
          </draw:text-box>
        </draw:frame>
        <draw:frame draw:style-name="gr3" draw:text-style-name="P3" draw:layer="layout" svg:width="1.651cm" svg:height="0.645cm" svg:x="13.573cm" svg:y="6.08cm">
          <draw:text-box>
            <text:p><text:span text:style-name="T2">b_H</text:span></text:p>
          </draw:text-box>
        </draw:frame>
        <draw:frame draw:style-name="gr3" draw:text-style-name="P3" draw:layer="layout" svg:width="1.651cm" svg:height="0.645cm" svg:x="13.573cm" svg:y="6.715cm">
          <draw:text-box>
            <text:p><text:span text:style-name="T2">b_V</text:span></text:p>
          </draw:text-box>
        </draw:frame>
        <draw:frame draw:style-name="gr3" draw:text-style-name="P3" draw:layer="layout" svg:width="1.651cm" svg:height="0.645cm" svg:x="13.573cm" svg:y="7.34cm">
          <draw:text-box>
            <text:p><text:span text:style-name="T2">b_P</text:span></text:p>
          </draw:text-box>
        </draw:frame>
        <draw:frame draw:style-name="gr3" draw:text-style-name="P3" draw:layer="layout" svg:width="1.651cm" svg:height="0.645cm" svg:x="13.573cm" svg:y="7.975cm">
          <draw:text-box>
            <text:p><text:span text:style-name="T2">b_M</text:span></text:p>
          </draw:text-box>
        </draw:frame>
        <draw:frame draw:style-name="gr3" draw:text-style-name="P3" draw:layer="layout" svg:width="1.651cm" svg:height="0.645cm" svg:x="1.508cm" svg:y="3.657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1.508cm" svg:y="3.022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1.508cm" svg:y="2.387cm">
          <draw:text-box>
            <text:p><text:span text:style-name="T2">out_P</text:span></text:p>
          </draw:text-box>
        </draw:frame>
        <draw:frame draw:style-name="gr3" draw:text-style-name="P3" draw:layer="layout" svg:width="1.651cm" svg:height="0.645cm" svg:x="1.508cm" svg:y="1.762cm">
          <draw:text-box>
            <text:p><text:span text:style-name="T2">out_M</text:span></text:p>
          </draw:text-box>
        </draw:frame>
        <draw:frame draw:style-name="gr3" draw:text-style-name="P3" draw:layer="layout" svg:width="1.651cm" svg:height="0.645cm" svg:x="22.511cm" svg:y="3.657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22.511cm" svg:y="3.022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22.511cm" svg:y="2.387cm">
          <draw:text-box>
            <text:p><text:span text:style-name="T2">out_P</text:span></text:p>
          </draw:text-box>
        </draw:frame>
        <draw:frame draw:style-name="gr3" draw:text-style-name="P3" draw:layer="layout" svg:width="1.651cm" svg:height="0.645cm" svg:x="22.511cm" svg:y="1.762cm">
          <draw:text-box>
            <text:p><text:span text:style-name="T2">out_M</text:span></text:p>
          </draw:text-box>
        </draw:frame>
        <draw:line draw:style-name="gr8" draw:text-style-name="P1" draw:layer="layout" svg:x1="14.716cm" svg:y1="6.461cm" svg:x2="24.495cm" svg:y2="6.461cm">
          <text:p/>
        </draw:line>
        <draw:line draw:style-name="gr6" draw:text-style-name="P1" draw:layer="layout" svg:x1="23.733cm" svg:y1="4.048cm" svg:x2="24.495cm" svg:y2="4.048cm">
          <text:p/>
        </draw:line>
        <draw:line draw:style-name="gr6" draw:text-style-name="P1" draw:layer="layout" svg:x1="24.495cm" svg:y1="4.048cm" svg:x2="24.495cm" svg:y2="6.461cm">
          <text:p/>
        </draw:line>
        <draw:line draw:style-name="gr8" draw:text-style-name="P1" draw:layer="layout" svg:x1="14.716cm" svg:y1="7.096cm" svg:x2="24.876cm" svg:y2="7.096cm">
          <text:p/>
        </draw:line>
        <draw:line draw:style-name="gr6" draw:text-style-name="P1" draw:layer="layout" svg:x1="23.733cm" svg:y1="3.413cm" svg:x2="24.876cm" svg:y2="3.413cm">
          <text:p/>
        </draw:line>
        <draw:line draw:style-name="gr6" draw:text-style-name="P1" draw:layer="layout" svg:x1="24.876cm" svg:y1="3.413cm" svg:x2="24.876cm" svg:y2="7.096cm">
          <text:p/>
        </draw:line>
        <draw:line draw:style-name="gr6" draw:text-style-name="P1" draw:layer="layout" svg:x1="23.733cm" svg:y1="2.778cm" svg:x2="25.257cm" svg:y2="2.778cm">
          <text:p/>
        </draw:line>
        <draw:line draw:style-name="gr6" draw:text-style-name="P1" draw:layer="layout" svg:x1="25.257cm" svg:y1="2.778cm" svg:x2="25.257cm" svg:y2="7.731cm">
          <text:p/>
        </draw:line>
        <draw:line draw:style-name="gr8" draw:text-style-name="P1" draw:layer="layout" svg:x1="14.716cm" svg:y1="7.731cm" svg:x2="25.257cm" svg:y2="7.731cm">
          <text:p/>
        </draw:line>
        <draw:line draw:style-name="gr6" draw:text-style-name="P1" draw:layer="layout" svg:x1="23.733cm" svg:y1="2.143cm" svg:x2="25.638cm" svg:y2="2.143cm">
          <text:p/>
        </draw:line>
        <draw:line draw:style-name="gr6" draw:text-style-name="P1" draw:layer="layout" svg:x1="25.638cm" svg:y1="2.143cm" svg:x2="25.638cm" svg:y2="8.366cm">
          <text:p/>
        </draw:line>
        <draw:line draw:style-name="gr8" draw:text-style-name="P1" draw:layer="layout" svg:x1="14.716cm" svg:y1="8.366cm" svg:x2="25.638cm" svg:y2="8.366cm">
          <text:p/>
        </draw:line>
        <draw:line draw:style-name="gr9" draw:text-style-name="P1" draw:layer="layout" svg:x1="10.652cm" svg:y1="6.461cm" svg:x2="1.254cm" svg:y2="6.461cm">
          <text:p/>
        </draw:line>
        <draw:line draw:style-name="gr6" draw:text-style-name="P1" draw:layer="layout" svg:x1="1.635cm" svg:y1="3.921cm" svg:x2="1.254cm" svg:y2="3.921cm">
          <text:p/>
        </draw:line>
        <draw:line draw:style-name="gr6" draw:text-style-name="P1" draw:layer="layout" svg:x1="1.254cm" svg:y1="3.921cm" svg:x2="1.254cm" svg:y2="6.461cm">
          <text:p/>
        </draw:line>
        <draw:line draw:style-name="gr6" draw:text-style-name="P1" draw:layer="layout" svg:x1="1.635cm" svg:y1="3.413cm" svg:x2="0.873cm" svg:y2="3.413cm">
          <text:p/>
        </draw:line>
        <draw:line draw:style-name="gr6" draw:text-style-name="P1" draw:layer="layout" svg:x1="0.873cm" svg:y1="3.413cm" svg:x2="0.873cm" svg:y2="6.969cm">
          <text:p/>
        </draw:line>
        <draw:line draw:style-name="gr10" draw:text-style-name="P1" draw:layer="layout" svg:x1="0.873cm" svg:y1="6.969cm" svg:x2="10.652cm" svg:y2="6.969cm">
          <text:p/>
        </draw:line>
        <draw:line draw:style-name="gr6" draw:text-style-name="P1" draw:layer="layout" svg:x1="1.635cm" svg:y1="2.778cm" svg:x2="0.492cm" svg:y2="2.778cm">
          <text:p/>
        </draw:line>
        <draw:line draw:style-name="gr6" draw:text-style-name="P1" draw:layer="layout" svg:x1="0.492cm" svg:y1="2.778cm" svg:x2="0.492cm" svg:y2="7.604cm">
          <text:p/>
        </draw:line>
        <draw:line draw:style-name="gr11" draw:text-style-name="P1" draw:layer="layout" svg:x1="0.492cm" svg:y1="7.604cm" svg:x2="10.652cm" svg:y2="7.604cm">
          <text:p/>
        </draw:line>
        <draw:line draw:style-name="gr6" draw:text-style-name="P1" draw:layer="layout" svg:x1="1.635cm" svg:y1="2.016cm" svg:x2="0.111cm" svg:y2="2.016cm">
          <text:p/>
        </draw:line>
        <draw:line draw:style-name="gr6" draw:text-style-name="P1" draw:layer="layout" svg:x1="0.111cm" svg:y1="2.016cm" svg:x2="0.111cm" svg:y2="8.239cm">
          <text:p/>
        </draw:line>
        <draw:line draw:style-name="gr11" draw:text-style-name="P1" draw:layer="layout" svg:x1="0.111cm" svg:y1="8.239cm" svg:x2="10.652cm" svg:y2="8.239cm">
          <text:p/>
        </draw:line>
        <draw:frame draw:style-name="gr12" draw:text-style-name="P4" draw:layer="layout" svg:width="2.286cm" svg:height="0.645cm" svg:x="11.922cm" svg:y="0.228cm">
          <draw:text-box>
            <text:p text:style-name="P4"><text:span text:style-name="T3">subnormal</text:span></text:p>
          </draw:text-box>
        </draw:frame>
        <draw:line draw:style-name="gr13" draw:text-style-name="P1" draw:layer="layout" svg:x1="12.176cm" svg:y1="0.873cm" svg:x2="12.176cm" svg:y2="2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781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Grabenweger</meta:initial-creator>
    <meta:creation-date>2013-09-11T10:48:52</meta:creation-date>
    <meta:generator>LibreOffice/3.5$Linux_X86_64 LibreOffice_project/350m1$Build-2</meta:generator>
    <dc:date>2013-09-11T11:56:47</dc:date>
    <dc:creator>Philipp Grabenweger</dc:creator>
    <meta:editing-duration>PT25M7S</meta:editing-duration>
    <meta:editing-cycles>10</meta:editing-cycles>
    <meta:document-statistic meta:object-count="66"/>
  </office:meta>
</office:document-meta>
</file>